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88cm" svg:height="4.188cm" svg:x="5.57cm" svg:y="8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82cm" svg:height="4.191cm" draw:transform="rotate (3.1407199889632) translate (7.049cm 13.063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1" draw:layer="layout" svg:width="1.483cm" svg:height="4.191cm" draw:transform="rotate (1.5714944584954) translate (5.571cm 13.065cm)">
          <text:p/>
          <draw:enhanced-geometry svg:viewBox="0 0 21600 21600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3" draw:text-style-name="P1" draw:layer="layout" svg:width="2.161cm" svg:height="2.155cm" svg:x="5.57cm" svg:y="10.90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1" draw:layer="layout" svg:width="0.59cm" svg:height="0.475cm" svg:x="10.443cm" svg:y="12.84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5" draw:text-style-name="P1" draw:layer="layout" svg:x1="5.572cm" svg:y1="13.065cm" svg:x2="10.398cm" svg:y2="13.065cm">
          <text:p/>
        </draw:line>
        <draw:line draw:style-name="gr5" draw:text-style-name="P1" draw:layer="layout" svg:x1="5.572cm" svg:y1="13.065cm" svg:x2="5.572cm" svg:y2="8.112cm">
          <text:p/>
        </draw:line>
        <draw:frame draw:style-name="gr4" draw:text-style-name="P1" draw:layer="layout" svg:width="0.59cm" svg:height="0.475cm" svg:x="5.318cm" svg:y="7.60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6" draw:layer="layout" svg:width="2.437cm" svg:height="0.963cm" svg:x="6.818cm" svg:y="10.017cm">
          <draw:text-box>
            <text:p>Corner</text:p>
          </draw:text-box>
        </draw:frame>
        <draw:frame draw:style-name="gr6" draw:text-style-name="P2" draw:layer="layout" svg:width="1.653cm" svg:height="0.801cm" svg:x="7.856cm" svg:y="12.137cm">
          <draw:text-box>
            <text:p text:style-name="P2"><text:span text:style-name="T1">Edge</text:span></text:p>
          </draw:text-box>
        </draw:frame>
        <draw:frame draw:style-name="gr6" draw:text-style-name="P2" draw:layer="layout" svg:width="1.653cm" svg:height="0.801cm" svg:x="5.357cm" svg:y="9.138cm">
          <draw:text-box>
            <text:p text:style-name="P2"><text:span text:style-name="T1">Edge</text:span></text:p>
          </draw:text-box>
        </draw:frame>
        <draw:frame draw:style-name="gr6" draw:text-style-name="P2" draw:layer="layout" svg:width="1.323cm" svg:height="0.801cm" svg:x="5.557cm" svg:y="12.138cm">
          <draw:text-box>
            <text:p text:style-name="P2"><text:span text:style-name="T1">Fl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fir </meta:initial-creator>
    <meta:creation-date>2025-02-24T11:06:17.20</meta:creation-date>
    <dc:date>2025-02-24T11:13:01.94</dc:date>
    <dc:creator>ofir </dc:creator>
    <meta:editing-duration>PT6M46S</meta:editing-duration>
    <meta:editing-cycles>1</meta:editing-cycles>
    <meta:document-statistic meta:object-count="12"/>
    <meta:generator>OpenOffice/4.1.7$Win32 OpenOffice.org_project/417m1$Build-9800</meta:generator>
  </office:meta>
</office:document-meta>
</file>

<file path=Object 1/content.xml><?xml version="1.0" encoding="utf-8"?>
<math xmlns="http://www.w3.org/1998/Math/MathML">
  <semantics>
    <mrow>
      <msub>
        <mo stretchy="false">λ</mo>
        <mn>1</mn>
      </msub>
    </mrow>
    <annotation encoding="StarMath 5.0">%lambda_1</annotation>
  </semantics>
</math>
</file>

<file path=Object 2/content.xml><?xml version="1.0" encoding="utf-8"?>
<math xmlns="http://www.w3.org/1998/Math/MathML">
  <semantics>
    <mrow>
      <msub>
        <mo stretchy="false">λ</mo>
        <mn>2</mn>
      </msub>
    </mrow>
    <annotation encoding="StarMath 5.0">%lambda_2</annotation>
  </semantics>
</math>
</file>